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P1" style:family="paragraph" style:parent-style-name="Standard" style:list-style-name="L1">
      <style:text-properties officeooo:paragraph-rsid="002922c5"/>
    </style:style>
    <style:style style:name="P2" style:family="paragraph" style:parent-style-name="Standard" style:list-style-name="L1">
      <style:text-properties officeooo:paragraph-rsid="002da324"/>
    </style:style>
    <style:style style:name="P3" style:family="paragraph" style:parent-style-name="Standard" style:list-style-name="L1">
      <style:text-properties officeooo:paragraph-rsid="002e63b1"/>
    </style:style>
    <style:style style:name="P4" style:family="paragraph" style:parent-style-name="Standard">
      <style:text-properties officeooo:rsid="001be90c" officeooo:paragraph-rsid="00272fb8"/>
    </style:style>
    <style:style style:name="P5" style:family="paragraph" style:parent-style-name="Standard" style:list-style-name="L1">
      <style:text-properties officeooo:rsid="001d1c8b" officeooo:paragraph-rsid="001d1c8b"/>
    </style:style>
    <style:style style:name="P6" style:family="paragraph" style:parent-style-name="Standard" style:list-style-name="L1">
      <style:text-properties officeooo:rsid="001d1c8b" officeooo:paragraph-rsid="002f8dba"/>
    </style:style>
    <style:style style:name="P7" style:family="paragraph" style:parent-style-name="Standard" style:list-style-name="L1">
      <style:text-properties officeooo:rsid="001de45f" officeooo:paragraph-rsid="001de45f"/>
    </style:style>
    <style:style style:name="P8" style:family="paragraph" style:parent-style-name="Standard" style:list-style-name="L2">
      <style:text-properties officeooo:rsid="001de45f" officeooo:paragraph-rsid="001de45f"/>
    </style:style>
    <style:style style:name="P9" style:family="paragraph" style:parent-style-name="Standard" style:list-style-name="L1">
      <style:text-properties officeooo:rsid="001f6844" officeooo:paragraph-rsid="001f6844"/>
    </style:style>
    <style:style style:name="P10" style:family="paragraph" style:parent-style-name="Standard" style:list-style-name="L2">
      <style:text-properties officeooo:rsid="001f6844" officeooo:paragraph-rsid="001f6844"/>
    </style:style>
    <style:style style:name="P11" style:family="paragraph" style:parent-style-name="Standard" style:list-style-name="L2">
      <style:text-properties officeooo:rsid="00272fb8" officeooo:paragraph-rsid="00272fb8"/>
    </style:style>
    <style:style style:name="P12" style:family="paragraph" style:parent-style-name="Standard" style:list-style-name="L1">
      <style:text-properties officeooo:rsid="00272fb8" officeooo:paragraph-rsid="00272fb8"/>
    </style:style>
    <style:style style:name="P13" style:family="paragraph" style:parent-style-name="Standard" style:list-style-name="L3">
      <style:text-properties officeooo:rsid="00272fb8" officeooo:paragraph-rsid="00272fb8"/>
    </style:style>
    <style:style style:name="P14" style:family="paragraph" style:parent-style-name="Standard" style:list-style-name="L2">
      <style:text-properties officeooo:rsid="0020d01f" officeooo:paragraph-rsid="0020d01f"/>
    </style:style>
    <style:style style:name="P15" style:family="paragraph" style:parent-style-name="Standard" style:list-style-name="L1">
      <style:text-properties officeooo:rsid="002922c5" officeooo:paragraph-rsid="002922c5"/>
    </style:style>
    <style:style style:name="P16" style:family="paragraph" style:parent-style-name="Standard" style:list-style-name="L1">
      <style:text-properties officeooo:rsid="00227805" officeooo:paragraph-rsid="00227805"/>
    </style:style>
    <style:style style:name="P17" style:family="paragraph" style:parent-style-name="Standard" style:list-style-name="L1">
      <style:text-properties officeooo:rsid="00227805" officeooo:paragraph-rsid="0022dc50"/>
    </style:style>
    <style:style style:name="P18" style:family="paragraph" style:parent-style-name="Standard" style:list-style-name="L1">
      <style:text-properties officeooo:rsid="00255741" officeooo:paragraph-rsid="002da324"/>
    </style:style>
    <style:style style:name="P19" style:family="paragraph" style:parent-style-name="Standard" style:list-style-name="L1">
      <style:text-properties fo:font-size="13pt" officeooo:paragraph-rsid="002922c5" style:font-size-asian="13pt" style:font-size-complex="13pt"/>
    </style:style>
    <style:style style:name="P20" style:family="paragraph" style:parent-style-name="Standard" style:list-style-name="L1">
      <style:text-properties fo:font-size="13pt" officeooo:rsid="00255741" officeooo:paragraph-rsid="002e63b1" style:font-size-asian="13pt" style:font-size-complex="13pt"/>
    </style:style>
    <style:style style:name="P21" style:family="paragraph" style:parent-style-name="Standard" style:list-style-name="L1">
      <style:text-properties fo:font-size="13pt" fo:font-style="italic" officeooo:rsid="002e63b1" officeooo:paragraph-rsid="002e63b1" style:font-size-asian="13pt" style:font-style-asian="italic" style:font-size-complex="13pt" style:font-style-complex="italic"/>
    </style:style>
    <style:style style:name="P22" style:family="paragraph" style:parent-style-name="Standard" style:list-style-name="L1">
      <style:text-properties officeooo:rsid="002e63b1" officeooo:paragraph-rsid="002e63b1"/>
    </style:style>
    <style:style style:name="P23" style:family="paragraph" style:parent-style-name="Standard" style:list-style-name="L4">
      <style:text-properties officeooo:rsid="00303e5f" officeooo:paragraph-rsid="00303e5f"/>
    </style:style>
    <style:style style:name="P24" style:family="paragraph" style:parent-style-name="Standard" style:list-style-name="L1">
      <style:text-properties officeooo:rsid="00303e5f" officeooo:paragraph-rsid="00303e5f"/>
    </style:style>
    <style:style style:name="P25" style:family="paragraph" style:parent-style-name="Standard" style:list-style-name="L1">
      <style:text-properties officeooo:rsid="0030cc7d" officeooo:paragraph-rsid="0030cc7d"/>
    </style:style>
    <style:style style:name="P26" style:family="paragraph" style:parent-style-name="Standard">
      <style:text-properties officeooo:rsid="0030cc7d" officeooo:paragraph-rsid="0030cc7d"/>
    </style:style>
    <style:style style:name="P27" style:family="paragraph" style:parent-style-name="Standard">
      <style:text-properties officeooo:rsid="001b8c46" officeooo:paragraph-rsid="001b8c46"/>
    </style:style>
    <style:style style:name="P28" style:family="paragraph" style:parent-style-name="Standard">
      <style:text-properties officeooo:rsid="001b8c46" officeooo:paragraph-rsid="001d1c8b"/>
    </style:style>
    <style:style style:name="P29" style:family="paragraph" style:parent-style-name="Standard">
      <style:paragraph-properties fo:text-align="center" style:justify-single-word="false"/>
      <style:text-properties fo:font-size="24pt" fo:font-weight="bold" officeooo:rsid="001b8c46" officeooo:paragraph-rsid="001b8c46" style:font-size-asian="24pt" style:font-weight-asian="bold" style:font-size-complex="24pt" style:font-weight-complex="bold"/>
    </style:style>
    <style:style style:name="P30" style:family="paragraph" style:parent-style-name="Standard" style:list-style-name="L1">
      <style:text-properties fo:font-weight="bold" officeooo:rsid="001d1c8b" officeooo:paragraph-rsid="002f8dba" style:font-weight-asian="bold" style:font-weight-complex="bold"/>
    </style:style>
    <style:style style:name="P31" style:family="paragraph" style:parent-style-name="Standard" style:list-style-name="L1">
      <style:text-properties fo:font-weight="bold" officeooo:rsid="001d1c8b" officeooo:paragraph-rsid="001d1c8b" style:font-weight-asian="bold" style:font-weight-complex="bold"/>
    </style:style>
    <style:style style:name="P32" style:family="paragraph" style:parent-style-name="Standard">
      <style:text-properties fo:font-weight="bold" officeooo:rsid="001b8c46" officeooo:paragraph-rsid="001d1c8b" style:font-weight-asian="bold" style:font-weight-complex="bold"/>
    </style:style>
    <style:style style:name="P33" style:family="paragraph" style:parent-style-name="Standard" style:list-style-name="L1">
      <style:text-properties fo:font-weight="bold" officeooo:rsid="001be90c" officeooo:paragraph-rsid="001be90c" style:font-weight-asian="bold" style:font-weight-complex="bold"/>
    </style:style>
    <style:style style:name="P34" style:family="paragraph" style:parent-style-name="Standard">
      <style:text-properties fo:font-weight="bold" officeooo:rsid="0030cc7d" officeooo:paragraph-rsid="0030cc7d" style:font-weight-asian="bold" style:font-weight-complex="bold"/>
    </style:style>
    <style:style style:name="P35" style:family="paragraph" style:parent-style-name="Standard" style:list-style-name="L1">
      <style:text-properties fo:font-style="italic" officeooo:rsid="001de45f" officeooo:paragraph-rsid="001de45f" style:font-style-asian="italic" style:font-style-complex="italic"/>
    </style:style>
    <style:style style:name="P36" style:family="paragraph" style:parent-style-name="Standard" style:list-style-name="L1">
      <style:text-properties fo:font-style="italic" officeooo:rsid="0028d38c" officeooo:paragraph-rsid="0028d38c" style:font-style-asian="italic" style:font-style-complex="italic"/>
    </style:style>
    <style:style style:name="P37" style:family="paragraph" style:parent-style-name="Standard" style:list-style-name="L1">
      <style:text-properties fo:font-style="italic" officeooo:rsid="00227805" officeooo:paragraph-rsid="00227805" style:font-style-asian="italic" style:font-style-complex="italic"/>
    </style:style>
    <style:style style:name="P38" style:family="paragraph" style:parent-style-name="Standard" style:list-style-name="L1">
      <style:text-properties fo:font-style="italic" officeooo:rsid="0022dc50" officeooo:paragraph-rsid="0022dc50" style:font-style-asian="italic" style:font-style-complex="italic"/>
    </style:style>
    <style:style style:name="P39" style:family="paragraph" style:parent-style-name="Standard" style:list-style-name="L1">
      <style:text-properties fo:font-style="italic" officeooo:rsid="002e63b1" officeooo:paragraph-rsid="002e63b1" style:font-style-asian="italic" style:font-style-complex="italic"/>
    </style:style>
    <style:style style:name="T1" style:family="text">
      <style:text-properties officeooo:rsid="001be90c"/>
    </style:style>
    <style:style style:name="T2" style:family="text">
      <style:text-properties officeooo:rsid="001d1c8b"/>
    </style:style>
    <style:style style:name="T3" style:family="text">
      <style:text-properties officeooo:rsid="001de45f"/>
    </style:style>
    <style:style style:name="T4" style:family="text">
      <style:text-properties officeooo:rsid="0020d01f"/>
    </style:style>
    <style:style style:name="T5" style:family="text">
      <style:text-properties officeooo:rsid="0022dc50"/>
    </style:style>
    <style:style style:name="T6" style:family="text">
      <style:text-properties officeooo:rsid="00245392"/>
    </style:style>
    <style:style style:name="T7" style:family="text">
      <style:text-properties officeooo:rsid="00255741"/>
    </style:style>
    <style:style style:name="T8" style:family="text">
      <style:text-properties officeooo:rsid="002922c5"/>
    </style:style>
    <style:style style:name="T9" style:family="text">
      <style:text-properties fo:font-size="13pt" fo:background-color="#ffffff" loext:char-shading-value="0" style:font-size-asian="13pt" style:font-name-complex="Times New Roman" style:font-size-complex="13pt"/>
    </style:style>
    <style:style style:name="T10" style:family="text">
      <style:text-properties fo:font-size="13pt" officeooo:rsid="0022dc50" fo:background-color="#ffffff" loext:char-shading-value="0" style:font-size-asian="13pt" style:font-name-complex="Times New Roman" style:font-size-complex="13pt"/>
    </style:style>
    <style:style style:name="T11" style:family="text">
      <style:text-properties fo:font-size="13pt" officeooo:rsid="002da324" fo:background-color="#ffffff" loext:char-shading-value="0" style:font-size-asian="13pt" style:font-name-complex="Times New Roman" style:font-size-complex="13pt"/>
    </style:style>
    <style:style style:name="T12" style:family="text">
      <style:text-properties fo:font-size="13pt" officeooo:rsid="002e63b1" fo:background-color="#ffffff" loext:char-shading-value="0" style:font-size-asian="13pt" style:font-name-complex="Times New Roman" style:font-size-complex="13pt"/>
    </style:style>
    <style:style style:name="T13" style:family="text">
      <style:text-properties fo:font-size="13pt" style:font-size-asian="13pt" style:font-size-complex="13pt"/>
    </style:style>
    <style:style style:name="T14" style:family="text">
      <style:text-properties fo:font-size="13pt" officeooo:rsid="002922c5" style:font-size-asian="13pt" style:font-size-complex="13pt"/>
    </style:style>
    <style:style style:name="T15" style:family="text">
      <style:text-properties fo:font-size="13pt" style:font-size-asian="13pt" style:font-name-complex="Times New Roman" style:font-size-complex="13pt"/>
    </style:style>
    <style:style style:name="T16" style:family="text">
      <style:text-properties fo:font-size="13pt" fo:font-style="italic" officeooo:rsid="0022dc50" fo:background-color="#ffffff" loext:char-shading-value="0" style:font-size-asian="13pt" style:font-style-asian="italic" style:font-name-complex="Times New Roman" style:font-size-complex="13pt" style:font-style-complex="italic"/>
    </style:style>
    <style:style style:name="T17" style:family="text">
      <style:text-properties fo:font-size="10pt" officeooo:rsid="002f8dba" style:font-size-asian="10pt" style:font-size-complex="10pt"/>
    </style:style>
    <style:style style:name="T18" style:family="text">
      <style:text-properties fo:background-color="#ffffff" loext:char-shading-value="0" style:font-name-complex="Times New Roman"/>
    </style:style>
    <style:style style:name="T19" style:family="text">
      <style:text-properties officeooo:rsid="0022dc50" fo:background-color="#ffffff" loext:char-shading-value="0" style:font-name-complex="Times New Roman"/>
    </style:style>
    <style:style style:name="T20" style:family="text">
      <style:text-properties fo:color="#000000" loext:opacity="100%" officeooo:rsid="0022dc50" fo:background-color="#ffffff" loext:char-shading-value="0" style:font-name-complex="Times New Roman"/>
    </style:style>
    <style:style style:name="T21" style:family="text">
      <style:text-properties fo:color="#000000" loext:opacity="100%" officeooo:rsid="0022dc50" fo:background-color="#ffffff" loext:char-shading-value="0" style:font-name-complex="Times New Roman"/>
    </style:style>
    <style:style style:name="T22" style:family="text">
      <style:text-properties fo:color="#000000" loext:opacity="100%" fo:font-size="13pt" officeooo:rsid="0022dc50" fo:background-color="#ffffff" loext:char-shading-value="0" style:font-size-asian="13pt" style:font-name-complex="Times New Roman" style:font-size-complex="13pt"/>
    </style:style>
    <style:style style:name="T23" style:family="text">
      <style:text-properties fo:color="#000000" loext:opacity="100%" fo:font-size="13pt" officeooo:rsid="002e63b1" fo:background-color="#ffffff" loext:char-shading-value="0" style:font-size-asian="13pt" style:font-name-complex="Times New Roman" style:font-size-complex="13pt"/>
    </style:style>
    <style:style style:name="T24" style:family="text">
      <style:text-properties fo:color="#000000" loext:opacity="100%" fo:font-size="13pt" fo:background-color="#ffffff" loext:char-shading-value="0" style:font-size-asian="13pt" style:font-name-complex="Times New Roman" style:font-size-complex="13pt"/>
    </style:style>
    <style:style style:name="T25" style:family="text">
      <style:text-properties fo:color="#000000" loext:opacity="100%" fo:font-size="13pt" officeooo:rsid="002f8dba" fo:background-color="#ffffff" loext:char-shading-value="0" style:font-size-asian="13pt" style:font-name-complex="Times New Roman" style:font-size-complex="13pt"/>
    </style:style>
    <style:style style:name="T26" style:family="text">
      <style:text-properties officeooo:rsid="002f8dba"/>
    </style:style>
    <style:style style:name="T27" style:family="text">
      <style:text-properties officeooo:rsid="0030cc7d"/>
    </style:style>
    <style:style style:name="T28" style:family="text">
      <style:text-properties fo:font-style="italic" style:font-style-asian="italic" style:font-style-complex="italic"/>
    </style:style>
    <style:style style:name="T29" style:family="text">
      <style:text-properties officeooo:rsid="0032cb54"/>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Project Proposal</text:p>
      <text:p text:style-name="P29">Chess AI</text:p>
      <text:p text:style-name="P27"/>
      <text:p text:style-name="P28"><text:tab/>Chess is a traditional, international game that has aged for almost as old as the calendar<text:note text:id="ftn1" text:note-class="footnote"><text:note-citation>1</text:note-citation><text:note-body><text:p text:style-name="Footnote"><text:a xlink:type="simple" xlink:href="https://en.wikipedia.org/wiki/History_of_chess" text:style-name="Internet_20_link" text:visited-style-name="Visited_20_Internet_20_Link">https://en.wikipedia.org/wiki/History_of_chess</text:a>. When you have lived for <text:span text:style-name="T3">one and a half millenia</text:span>, <text:span text:style-name="T3">1500 compared to 2000 is like 15 to 20.</text:span></text:p></text:note-body></text:note>. <text:span text:style-name="T1">Yet it doesn’t seem to vanish anytime soon. On the contrary, chess is thriving to be the most played boardgame in the world</text:span><text:span text:style-name="T1"><text:note text:id="ftn2" text:note-class="footnote"><text:note-citation>2</text:note-citation><text:note-body><text:p text:style-name="Footnote"><text:a xlink:type="simple" xlink:href="https://en.wikipedia.org/wiki/Chess" text:style-name="Internet_20_link" text:visited-style-name="Visited_20_Internet_20_Link">https://en.wikipedia.org/wiki/Chess</text:a> <text:span text:style-name="T17">When you boasted about something</text:span><text:span text:style-name="T3"> but it actually turned out to be true...</text:span></text:p></text:note-body></text:note></text:span><text:span text:style-name="T1">. </text:span><text:span text:style-name="T2">Its complexity and strategic depth has inspired the development of chess theory. </text:span><text:span text:style-name="T1"><text:s/>Although this game is ancient, </text:span><text:span text:style-name="T2">in </text:span><text:span text:style-name="T1">human kind has not </text:span><text:span text:style-name="T2">been able to</text:span><text:span text:style-name="T1"> solve </text:span><text:span text:style-name="T2">even </text:span><text:span text:style-name="T1">a tiny fraction of it yet. Thus, for our project, we’d like to try solving chess, one move at a time.</text:span></text:p>
      <text:p text:style-name="P32"/>
      <text:list xml:id="list1513538262" text:style-name="L1">
        <text:list-item>
          <text:p text:style-name="P33">Goal</text:p>
          <text:p text:style-name="P5">The goal of this project is to create a module (engine) that can be used separately, interactively from the command line, or integrated into a chess application. The module will find the best move (as possible) in any chess position. </text:p>
          <text:p text:style-name="P31"/>
        </text:list-item>
        <text:list-item>
          <text:p text:style-name="P31">Requirements</text:p>
          <text:list>
            <text:list-item>
              <text:p text:style-name="P35">Environment</text:p>
              <text:p text:style-name="P9">Our chess AI environment has the following properties:</text:p>
            </text:list-item>
          </text:list>
        </text:list-item>
      </text:list>
      <text:list xml:id="list1412622812" text:style-name="L2">
        <text:list-item>
          <text:list>
            <text:list-item>
              <text:list>
                <text:list-item>
                  <text:p text:style-name="P8">Fully Observable</text:p>
                  <text:p text:style-name="P10">Full state of the environment is the current board with pieces on. It’s supplied to the AI as arguments.</text:p>
                </text:list-item>
                <text:list-item>
                  <text:p text:style-name="P10">Deterministic</text:p>
                  <text:p text:style-name="P10">The next position on board is determined exactly by the engine’s move.</text:p>
                </text:list-item>
                <text:list-item>
                  <text:p text:style-name="P10">Episodic</text:p>
                  <text:p text:style-name="P11">Each move is evaluated separately. To address “Castling” and “En passant” (two special moves that require knowledge of prior moves), we will use FEN string<text:note text:id="ftn3" text:note-class="footnote"><text:note-citation>3</text:note-citation><text:note-body><text:p text:style-name="Footnote"><text:a xlink:type="simple" xlink:href="https://www.chessprogramming.org/Forsyth-Edwards_Notation" text:style-name="Internet_20_link" text:visited-style-name="Visited_20_Internet_20_Link">https://www.chessprogramming.org/Forsyth-Edwards_Notation</text:a> <text:span text:style-name="T26">Nifty!</text:span></text:p></text:note-body></text:note>.</text:p>
                </text:list-item>
                <text:list-item>
                  <text:p text:style-name="P10">Static</text:p>
                  <text:p text:style-name="P10">Chess is a turn-based game. No one can do anything to the environment (board) while it’s the engine’s turn.</text:p>
                </text:list-item>
                <text:list-item>
                  <text:p text:style-name="P10">Discrete</text:p>
                  <text:p text:style-name="P10">Each action is defined as a piece move from one cell to other. </text:p>
                </text:list-item>
                <text:list-item>
                  <text:p text:style-name="P10"><text:span text:style-name="T4">Multi</text:span> Agent<text:span text:style-name="T4">s</text:span></text:p>
                  <text:p text:style-name="P14">Chess is a game for two people. The engine has to take into account the move its opponent may takes.</text:p>
                </text:list-item>
              </text:list>
            </text:list-item>
          </text:list>
        </text:list-item>
      </text:list>
      <text:list xml:id="list102159429993058" text:continue-list="list1513538262" text:style-name="L1">
        <text:list-item>
          <text:list>
            <text:list-header>
              <text:p text:style-name="P7"/>
            </text:list-header>
            <text:list-item>
              <text:p text:style-name="P36">Frameworks</text:p>
              <text:p text:style-name="P24">These are the programming environment we’ll use to implement our chess AI:</text:p>
            </text:list-item>
          </text:list>
        </text:list-item>
      </text:list>
      <text:list xml:id="list1960642699" text:style-name="L4">
        <text:list-item>
          <text:list>
            <text:list-item>
              <text:list>
                <text:list-item>
                  <text:p text:style-name="P23">Programming Language:<text:span text:style-name="T26"> Python </text:span>(<text:span text:style-name="T26">the Performance Destroyer</text:span>)<text:span text:style-name="T26"> </text:span>(version 3+)</text:p>
                </text:list-item>
                <text:list-item>
                  <text:p text:style-name="P23">Graphical User Interface: Qt, Tk</text:p>
                </text:list-item>
                <text:list-item>
                  <text:p text:style-name="P23">python-chess to generate, validate moves, setup pieces positions… There’s no AI-logic in here.</text:p>
                </text:list-item>
              </text:list>
            </text:list-item>
          </text:list>
        </text:list-item>
      </text:list>
      <text:list xml:id="list102159744397244" text:continue-list="list102159429993058" text:style-name="L1">
        <text:list-item>
          <text:list>
            <text:list-item>
              <text:list>
                <text:list-header>
                  <text:p text:style-name="P31"/>
                </text:list-header>
              </text:list>
            </text:list-item>
          </text:list>
        </text:list-item>
        <text:list-item>
          <text:p text:style-name="P31">Solution</text:p>
          <text:p text:style-name="P16">To solve this problem, we need these methods to be discovered, <text:span text:style-name="T26">each method is an enhancement of the previous one (except Evalution):</text:span></text:p>
          <text:list>
            <text:list-item>
              <text:p text:style-name="P37">Evaluation</text:p>
              <text:p text:style-name="P16"><text:soft-page-break/>Is a particular position winning or slightly easy to breathe? For which side? Is the game in a yaaaawn-boring position or is it already over? This problem will be addressed in evaluation. All evaluated positions will be tagged with a score.</text:p>
            </text:list-item>
            <text:list-item>
              <text:p text:style-name="P38">Minimax</text:p>
              <text:p text:style-name="P17"><text:span text:style-name="T6">The core of every chess engine. </text:span>E<text:span text:style-name="T5">ach player wants to maximize their score by moving from current position to a position with better score for them. </text:span><text:span text:style-name="T6">In other word, chess is a min-max search problem.<text:line-break/></text:span><text:span text:style-name="T7">Minimax search the tree of every possible positions that can be reached from the current one, down to a certain depth. Each leaf position is evaluated, and the score propagates up the tree. <text:s/></text:span></text:p>
            </text:list-item>
            <text:list-item>
              <text:p text:style-name="P19"><text:span text:style-name="T28">Negamax</text:span> </text:p>
              <text:p text:style-name="P1"><text:span text:style-name="T14">Negamax </text:span><text:span text:style-name="T13">algorithm is basically MinMax algorithm but instead of having separate subroutines for finding Min and Max, we combine those two into one and passed one part as negative, one as positive as follows: max(a, b) = -min(-a, -b).</text:span></text:p>
              <text:p text:style-name="P2"><text:span text:style-name="T13">Negamax algorithm simply </text:span><text:span text:style-name="T15">shorten </text:span><text:span text:style-name="T9">the MiniMax algorithm to roughly half the lines of MiniMax while maintaining identical performance.</text:span></text:p>
            </text:list-item>
            <text:list-item>
              <text:p text:style-name="P2"><text:span text:style-name="T16">Alpha-beta pruning</text:span><text:span text:style-name="T10"> </text:span></text:p>
              <text:p text:style-name="P18"><text:span text:style-name="T10">Because searching and evaluating all positions is terribly time-consuming, we can </text:span><text:span text:style-name="T11">use alpha-beta pruning </text:span><text:span text:style-name="T12">to cut down search branches. Those branches do not affect the evaluated score, which</text:span><text:span text:style-name="T10"> will </text:span><text:span text:style-name="T12">preserve evaluation</text:span><text:span text:style-name="T10"> accuracy while allo</text:span><text:span text:style-name="T12">w</text:span><text:span text:style-name="T10"> deeper search for the same running time.</text:span></text:p>
            </text:list-item>
            <text:list-item>
              <text:p text:style-name="P21"><text:span text:style-name="T19">N</text:span><text:span text:style-name="T18">ull-move heuristic (NMH)</text:span></text:p>
              <text:p text:style-name="P20"><text:span text:style-name="T19">The idea of null-move heuristic is that in a search, the player (to move) will do nothing on their turn rather than actually move and still cause the evaluation to cutoff due to </text:span><text:span text:style-name="T20">alpha beta pruning</text:span><text:span text:style-name="T20">.</text:span><text:span text:style-name="T19"> </text:span></text:p>
              <text:p text:style-name="P3"><text:span text:style-name="T22">However, NMH is not very commonly used in chess since two continuous move</text:span><text:span text:style-name="T23">s</text:span><text:span text:style-name="T22"> is very powerful. </text:span><text:span text:style-name="T23">But we’ll try it anyway</text:span><text:span text:style-name="T22">.</text:span></text:p>
            </text:list-item>
            <text:list-item>
              <text:p text:style-name="P39"><text:span text:style-name="T22">Q</text:span><text:span text:style-name="T24">uiescent Search</text:span></text:p>
              <text:p text:style-name="P22"><text:span text:style-name="T24">The horizon effect is a problem in artificial intelligence which can occur when the game tree is searched to a fixed depth. Sometimes threats and opportunities lie just one depth lower are missed. This can result in the peculiar ploy of a program making delaying moves that degrade the position until it pushes a threat beyond the search depth or "horizon". By the time the threat must be dealt with, the position has become too degraded to be salvageable. Quiescen</text:span><text:span text:style-name="T25">t</text:span><text:span text:style-name="T24"> search mitigates this issue by extending the search depth in tide-changing positions </text:span><text:span text:style-name="T25">until they become quiet, i.e. positions that’s not going to change much.</text:span></text:p>
            </text:list-item>
          </text:list>
          <text:p text:style-name="P5"/>
        </text:list-item>
        <text:list-item>
          <text:p text:style-name="P30">Implementation Plan (subjects to changes): </text:p>
          <text:p text:style-name="P6"><text:span text:style-name="T26">S</text:span><text:span text:style-name="T8">tarting from 25/10 </text:span><text:span text:style-name="T26">(Monday, after proposal turn-in day)</text:span><text:span text:style-name="T8"> </text:span><text:span text:style-name="T26">until</text:span><text:span text:style-name="T8"> 31/12 </text:span><text:span text:style-name="T26">(assumed project end-date), </text:span></text:p>
          <text:list>
            <text:list-item>
              <text:p text:style-name="P15">Program <text:span text:style-name="T26">s</text:span>tructure <text:span text:style-name="T26">d</text:span>esign:<text:tab/><text:tab/>1 week</text:p>
            </text:list-item>
            <text:list-item>
              <text:p text:style-name="P12">Evaluati<text:span text:style-name="T27">ng method:<text:tab/><text:tab/><text:tab/></text:span><text:span text:style-name="T8">2 weeks</text:span></text:p>
            </text:list-item>
            <text:list-item>
              <text:p text:style-name="P12">Search methods:<text:tab/><text:tab/><text:tab/><text:span text:style-name="T27">2 weeks</text:span></text:p>
            </text:list-item>
          </text:list>
        </text:list-item>
      </text:list>
      <text:list xml:id="list776403126" text:style-name="L3">
        <text:list-item>
          <text:list>
            <text:list-item>
              <text:list>
                <text:list-item>
                  <text:p text:style-name="P13">Minimax()</text:p>
                </text:list-item>
                <text:list-item>
                  <text:p text:style-name="P13">Negamax()</text:p>
                </text:list-item>
                <text:list-item>
                  <text:p text:style-name="P13">Alpha-Beta()</text:p>
                </text:list-item>
                <text:list-item>
                  <text:p text:style-name="P13">NullMove()</text:p>
                </text:list-item>
                <text:list-item>
                  <text:p text:style-name="P13">Quiescent()</text:p>
                </text:list-item>
              </text:list>
            </text:list-item>
          </text:list>
        </text:list-item>
      </text:list>
      <text:list xml:id="list102159129635828" text:continue-list="list102159744397244" text:style-name="L1">
        <text:list-item>
          <text:list>
            <text:list-item>
              <text:p text:style-name="P25">Search method optimizations:<text:tab/>2 week</text:p>
            </text:list-item>
            <text:list-item>
              <text:p text:style-name="P12">GUI:<text:tab/><text:tab/><text:tab/><text:tab/><text:tab/><text:span text:style-name="T27">2</text:span><text:span text:style-name="T8"> weeks</text:span></text:p>
            </text:list-item>
          </text:list>
        </text:list-item>
      </text:list>
      <text:p text:style-name="P4"><text:soft-page-break/></text:p>
      <text:p text:style-name="P34">Project team members:</text:p>
      <text:p text:style-name="P26"/>
      <text:p text:style-name="Standard"><text:span text:style-name="T27">Trần Lâm<text:tab/><text:tab/>20194787</text:span><text:tab/>lam.t194787@sis.hust.edu.vn</text:p>
      <text:p text:style-name="Standard">Vũ Tuấn Minh<text:tab/><text:tab/>20194805<text:tab/>minh.vt194805@sis.hust.edu.vn</text:p>
      <text:p text:style-name="Standard">Đào Đức Mạnh<text:tab/>20194794<text:tab/>manh.dd194794@sis.hust.edu.vn</text:p>
      <text:p text:style-name="Standard">Chu Thạch Thảo<text:tab/>20194849<text:tab/>thao.ct194849@sis.hust.edu.vn</text:p>
      <text:p text:style-name="Standard">Đặng Quang Minh<text:tab/>20194796<text:tab/>minh.dq194796@sis.hust.edu.v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20T09:14:48.155562648</meta:creation-date>
    <dc:date>2021-10-23T10:21:58.703936754</dc:date>
    <meta:editing-duration>PT31M58S</meta:editing-duration>
    <meta:editing-cycles>4</meta:editing-cycles>
    <meta:generator>LibreOffice/7.2.1.2$Linux_X86_64 LibreOffice_project/20$Build-2</meta:generator>
    <meta:document-statistic meta:table-count="0" meta:image-count="0" meta:object-count="0" meta:page-count="3" meta:paragraph-count="62" meta:word-count="842" meta:character-count="5167" meta:non-whitespace-character-count="4402"/>
  </office:meta>
</office:document-meta>
</file>